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25e0" officeooo:paragraph-rsid="000d25e0"/>
    </style:style>
    <style:style style:name="P2" style:family="paragraph" style:parent-style-name="Standard">
      <style:paragraph-properties fo:text-align="center" style:justify-single-word="false"/>
      <style:text-properties officeooo:rsid="000d25e0" officeooo:paragraph-rsid="000d25e0"/>
    </style:style>
    <style:style style:name="P3" style:family="paragraph" style:parent-style-name="Standard">
      <style:text-properties fo:font-style="italic" officeooo:rsid="000d25e0" officeooo:paragraph-rsid="000d25e0" style:font-style-asian="italic" style:font-style-complex="italic"/>
    </style:style>
    <style:style style:name="P4" style:family="paragraph" style:parent-style-name="Standard">
      <style:text-properties officeooo:rsid="000e6873" officeooo:paragraph-rsid="000d25e0"/>
    </style:style>
    <style:style style:name="P5" style:family="paragraph" style:parent-style-name="Standard">
      <style:text-properties officeooo:rsid="0017aa0e" officeooo:paragraph-rsid="0017aa0e"/>
    </style:style>
    <style:style style:name="P6" style:family="paragraph" style:parent-style-name="Standard">
      <style:text-properties officeooo:rsid="0017e463" officeooo:paragraph-rsid="0017e463"/>
    </style:style>
    <style:style style:name="P7" style:family="paragraph" style:parent-style-name="Standard">
      <style:text-properties officeooo:rsid="0017e463" officeooo:paragraph-rsid="00188a8f"/>
    </style:style>
    <style:style style:name="P8" style:family="paragraph" style:parent-style-name="Standard">
      <style:text-properties officeooo:rsid="0017e463" officeooo:paragraph-rsid="001a52b5"/>
    </style:style>
    <style:style style:name="P9" style:family="paragraph" style:parent-style-name="Standard">
      <style:text-properties officeooo:rsid="001a52b5" officeooo:paragraph-rsid="001a52b5"/>
    </style:style>
    <style:style style:name="P10" style:family="paragraph" style:parent-style-name="Standard">
      <style:text-properties officeooo:rsid="001c2800" officeooo:paragraph-rsid="001c2800"/>
    </style:style>
    <style:style style:name="P11" style:family="paragraph" style:parent-style-name="Standard">
      <style:text-properties officeooo:rsid="001df94b" officeooo:paragraph-rsid="001df94b"/>
    </style:style>
    <style:style style:name="P12" style:family="paragraph" style:parent-style-name="Standard">
      <style:text-properties officeooo:rsid="001df94b" officeooo:paragraph-rsid="001e4c51"/>
    </style:style>
    <style:style style:name="P13" style:family="paragraph" style:parent-style-name="Standard">
      <style:text-properties officeooo:rsid="001e4c51" officeooo:paragraph-rsid="001f4a77"/>
    </style:style>
    <style:style style:name="P14" style:family="paragraph" style:parent-style-name="Standard">
      <style:text-properties style:use-window-font-color="true" officeooo:rsid="0015e0f8" officeooo:paragraph-rsid="0017e463"/>
    </style:style>
    <style:style style:name="P15" style:family="paragraph" style:parent-style-name="Standard">
      <style:text-properties style:use-window-font-color="true" officeooo:rsid="0017e463" officeooo:paragraph-rsid="0017e463"/>
    </style:style>
    <style:style style:name="P16" style:family="paragraph" style:parent-style-name="Standard">
      <style:text-properties style:use-window-font-color="true" officeooo:rsid="00188a8f" officeooo:paragraph-rsid="00188a8f"/>
    </style:style>
    <style:style style:name="P17" style:family="paragraph" style:parent-style-name="Standard">
      <style:text-properties style:use-window-font-color="true" officeooo:rsid="001a52b5" officeooo:paragraph-rsid="001a52b5"/>
    </style:style>
    <style:style style:name="P18" style:family="paragraph" style:parent-style-name="Standard">
      <style:text-properties style:use-window-font-color="true" officeooo:rsid="001df94b" officeooo:paragraph-rsid="001df94b"/>
    </style:style>
    <style:style style:name="P19" style:family="paragraph" style:parent-style-name="Standard">
      <style:text-properties style:use-window-font-color="true" officeooo:rsid="001df94b" officeooo:paragraph-rsid="001e4c51"/>
    </style:style>
    <style:style style:name="P20" style:family="paragraph" style:parent-style-name="Standard">
      <style:text-properties style:use-window-font-color="true" officeooo:rsid="001e4c51" officeooo:paragraph-rsid="001e4c51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0d25e0"/>
    </style:style>
    <style:style style:name="T3" style:family="text">
      <style:text-properties style:use-window-font-color="true" officeooo:rsid="0015e0f8"/>
    </style:style>
    <style:style style:name="T4" style:family="text">
      <style:text-properties style:use-window-font-color="true" officeooo:rsid="00172311"/>
    </style:style>
    <style:style style:name="T5" style:family="text">
      <style:text-properties style:use-window-font-color="true" officeooo:rsid="00188a8f"/>
    </style:style>
    <style:style style:name="T6" style:family="text">
      <style:text-properties style:use-window-font-color="true" officeooo:rsid="001a52b5"/>
    </style:style>
    <style:style style:name="T7" style:family="text">
      <style:text-properties style:use-window-font-color="true" officeooo:rsid="0017e463"/>
    </style:style>
    <style:style style:name="T8" style:family="text">
      <style:text-properties style:use-window-font-color="true" officeooo:rsid="001df94b"/>
    </style:style>
    <style:style style:name="T9" style:family="text">
      <style:text-properties style:use-window-font-color="true" officeooo:rsid="001e4c51"/>
    </style:style>
    <style:style style:name="T10" style:family="text">
      <style:text-properties style:use-window-font-color="true" officeooo:rsid="001f4a77"/>
    </style:style>
    <style:style style:name="T11" style:family="text">
      <style:text-properties style:use-window-font-color="true" officeooo:rsid="001f4e8c"/>
    </style:style>
    <style:style style:name="T12" style:family="text">
      <style:text-properties style:use-window-font-color="true" officeooo:rsid="001f5333"/>
    </style:style>
    <style:style style:name="T13" style:family="text">
      <style:text-properties style:use-window-font-color="true" officeooo:rsid="00203f80"/>
    </style:style>
    <style:style style:name="T14" style:family="text">
      <style:text-properties style:use-window-font-color="true" officeooo:rsid="00206b4b"/>
    </style:style>
    <style:style style:name="T15" style:family="text">
      <style:text-properties officeooo:rsid="00188a8f"/>
    </style:style>
    <style:style style:name="T16" style:family="text">
      <style:text-properties officeooo:rsid="001c2800"/>
    </style:style>
    <style:style style:name="T17" style:family="text">
      <style:text-properties officeooo:rsid="001df94b"/>
    </style:style>
    <style:style style:name="T18" style:family="text">
      <style:text-properties officeooo:rsid="001f4a77"/>
    </style:style>
    <style:style style:name="T19" style:family="text">
      <style:text-properties officeooo:rsid="001f4e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en Rationality and <text:span text:style-name="T16">False Beliefs</text:span></text:p>
      <text:p text:style-name="P2">by Sven Nilsen, 2018</text:p>
      <text:p text:style-name="P1"/>
      <text:p text:style-name="P3">Zen Rationality is an extension of Instrumental Rationality with higher order goal reasoning. In this paper I <text:span text:style-name="T15">show that zen rational agents do not consider believing something as a sufficient proof, when it is believed that a smarter version might believe otherwise.</text:span></text:p>
      <text:p text:style-name="P1"/>
      <text:p text:style-name="P5">The result of this paper is the following:</text:p>
      <text:p text:style-name="P5"/>
      <text:p text:style-name="P5"><text:tab/><text:span text:style-name="T3">P ? me → </text:span><text:span text:style-name="T2">□</text:span><text:span text:style-name="T3">P<text:tab/><text:tab/>: </text:span><text:span text:style-name="T1">false<text:tab/><text:tab/></text:span><text:span text:style-name="T10">Proof from belief only is n</text:span><text:span text:style-name="T1">ot consistent</text:span></text:p>
      <text:p text:style-name="P4"/>
      <text:p text:style-name="P10"><text:span text:style-name="T18">At least, i</text:span>n a context where a smarter version <text:span text:style-name="T17">might</text:span> believe the opposite.</text:p>
      <text:p text:style-name="P4"/>
      <text:p text:style-name="P10">`<text:span text:style-name="T2">□</text:span><text:span text:style-name="T1">` means “it is provable that ...”. </text:span></text:p>
      <text:p text:style-name="P4"/>
      <text:p text:style-name="P6">Proof <text:span text:style-name="T15">by combining Naive Zen Logic with provability logic</text:span>:</text:p>
      <text:p text:style-name="P6"/>
      <text:p text:style-name="P8"><text:tab/><text:span text:style-name="T1">P ? me<text:tab/><text:tab/>(¬P ? .me) ? </text:span><text:span text:style-name="T6">m</text:span><text:span text:style-name="T1">e<text:tab/></text:span><text:span text:style-name="T3">P ? me → </text:span><text:span text:style-name="T2">□</text:span><text:span text:style-name="T3">P</text:span><text:span text:style-name="T1"><text:tab/><text:tab/>Assumptions</text:span></text:p>
      <text:p text:style-name="P14"/>
      <text:p text:style-name="P6"><text:span text:style-name="T3"><text:tab/></text:span><text:span text:style-name="T1">(¬P ? .me) ? me → ¬P ? me<text:tab/><text:tab/><text:tab/><text:tab/><text:tab/></text:span><text:span text:style-name="T5">Apply zen-consistency</text:span></text:p>
      <text:p text:style-name="P15"/>
      <text:p text:style-name="P7"><text:span text:style-name="T1"><text:tab/></text:span><text:span text:style-name="T5">(P ∧ ¬P) ? me<text:tab/><text:tab/><text:tab/><text:tab/><text:tab/><text:tab/><text:tab/>I believe both `P` and `¬P`</text:span></text:p>
      <text:p text:style-name="P16"><text:tab/>false ? me<text:tab/><text:tab/><text:tab/><text:tab/><text:tab/><text:tab/><text:tab/>This is logically equivalent to false</text:p>
      <text:p text:style-name="P7"><text:span text:style-name="T5"><text:tab/></text:span><text:span text:style-name="T2">□</text:span><text:span text:style-name="T5">false<text:tab/><text:tab/><text:tab/><text:tab/><text:tab/><text:tab/><text:tab/><text:tab/>Applying `</text:span><text:span text:style-name="T6">false</text:span><text:span text:style-name="T3"> ? me → </text:span><text:span text:style-name="T2">□</text:span><text:span text:style-name="T6">false</text:span><text:span text:style-name="T5">`</text:span></text:p>
      <text:p text:style-name="P16"/>
      <text:p text:style-name="P9"><text:span text:style-name="T4">A </text:span><text:span text:style-name="T1">proof of false means that some assumption is false. </text:span><text:span text:style-name="T8">Therefore </text:span><text:span text:style-name="T13">(by weakening `.` in Naive Zen Logic)</text:span><text:span text:style-name="T8">:</text:span></text:p>
      <text:p text:style-name="P17"/>
      <text:p text:style-name="P11"><text:span text:style-name="T1"><text:tab/>(</text:span><text:span text:style-name="T7">P ? me ∧ (¬P ? .me) ? </text:span><text:span text:style-name="T1">m</text:span><text:span text:style-name="T7">e</text:span><text:span text:style-name="T1">) =&gt; (</text:span><text:span text:style-name="T3">P ? me → </text:span><text:span text:style-name="T2">□</text:span><text:span text:style-name="T3">P : </text:span><text:span text:style-name="T1">false)</text:span></text:p>
      <text:p text:style-name="P18"/>
      <text:p text:style-name="P12"><text:span text:style-name="T1">This means that intuition about false beliefs </text:span><text:span text:style-name="T9">is</text:span><text:span text:style-name="T1"> grounded in the semantics of “smarter versions”.</text:span></text:p>
      <text:p text:style-name="P19"/>
      <text:p text:style-name="P19">For example, in Newcomb-like problems, if a zen rational agent can predict that it will do X, but it believes that a smarter version of itself thinks X is worse to do than Y, then it can not assume that just believing it will do X is a proof that it will do X.</text:p>
      <text:p text:style-name="P19"/>
      <text:p text:style-name="P12"><text:span text:style-name="T1">Instead, </text:span><text:span text:style-name="T9">a zen rational agent will not predict that it will do X in the first place, </text:span><text:span text:style-name="T12">but it might predict</text:span><text:span text:style-name="T9"> it</text:span><text:span text:style-name="T1"> will do Y, </text:span><text:span text:style-name="T12">if</text:span><text:span text:style-name="T1"> it believes the smarter version would do that. With other words, it </text:span><text:span text:style-name="T9">will</text:span><text:span text:style-name="T1"> not apply Löb’s theorem about its ouput from decision function as long it believes there exists a smarter approach.</text:span></text:p>
      <text:p text:style-name="P19"/>
      <text:p text:style-name="P20">In this context, the definition of “smarter” would also include <text:span text:style-name="T19">the belief </text:span>“Y is better than X” <text:span text:style-name="T19">is true</text:span>.</text:p>
      <text:p text:style-name="P20"/>
      <text:p text:style-name="P13"><text:span text:style-name="T1">The Newcomb-like paradox is avoided by restricting the semantics of provability `</text:span><text:span text:style-name="T2">□</text:span><text:span text:style-name="T1">` in situations where there is doubt whether a smarter version of itself would be aligned. </text:span><text:span text:style-name="T10">The </text:span><text:span text:style-name="T11">actual</text:span><text:span text:style-name="T10"> decision follows from</text:span><text:span text:style-name="T1"> additional assumption</text:span><text:span text:style-name="T10">s, such as </text:span><text:span text:style-name="T1">“Y is better than X”</text:span><text:span text:style-name="T10">. In order to apply </text:span><text:span text:style-name="T8">Löb’s theorem </text:span><text:span text:style-name="T10">at all, a zen rational agent would already believe that i</text:span><text:span text:style-name="T14">t</text:span><text:span text:style-name="T10">s decision is optimal </text:span><text:span text:style-name="T12">relative to its optimization potential</text:span><text:span text:style-name="T10">, because </text:span><text:span text:style-name="T14">it believes </text:span><text:span text:style-name="T10">no smarter version can believe a better decision might be perform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4:49:33.381660000</meta:creation-date>
    <dc:date>2018-11-01T22:31:55.229779000</dc:date>
    <meta:editing-duration>PT11M35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415" meta:character-count="2268" meta:non-whitespace-character-count="1838"/>
  </office:meta>
</office:document-meta>
</file>